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1" svg:font-family="David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anny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Danny">
      <style:paragraph-properties fo:margin-left="0cm" fo:margin-right="0cm" fo:text-indent="0cm" style:auto-text-indent="false"/>
    </style:style>
    <style:style style:name="P3" style:family="paragraph" style:parent-style-name="Danny" style:list-style-name="WWNum17"/>
    <style:style style:name="P4" style:family="paragraph" style:parent-style-name="Danny">
      <style:paragraph-properties fo:margin-left="1.27cm" fo:margin-right="0cm" fo:text-indent="0cm" style:auto-text-indent="false"/>
    </style:style>
    <style:style style:name="P5" style:family="paragraph" style:parent-style-name="DannyB" style:list-style-name="">
      <style:paragraph-properties fo:margin-left="0cm" fo:margin-right="0cm" fo:text-indent="0cm" style:auto-text-indent="false"/>
    </style:style>
    <style:style style:name="P6" style:family="paragraph" style:parent-style-name="Heading_20_1">
      <style:paragraph-properties fo:margin-top="0.212cm" fo:margin-bottom="0cm" style:contextual-spacing="true" fo:text-align="end" style:justify-single-word="false" style:writing-mode="rl-tb"/>
      <style:text-properties style:font-name="David" fo:font-size="16pt" style:font-size-asian="16pt" style:font-name-complex="David1" style:font-size-complex="16pt"/>
    </style:style>
    <style:style style:name="P7" style:family="paragraph" style:parent-style-name="Heading_20_1">
      <style:paragraph-properties fo:margin-top="0.212cm" fo:margin-bottom="0cm" style:contextual-spacing="true" fo:text-align="end" style:justify-single-word="false" style:writing-mode="rl-tb"/>
    </style:style>
    <style:style style:name="P8" style:family="paragraph" style:parent-style-name="List_20_Paragraph" style:list-style-name="WWNum10">
      <style:paragraph-properties fo:margin-left="0.635cm" fo:margin-right="0cm" fo:margin-top="0cm" fo:margin-bottom="0.353cm" style:contextual-spacing="true" fo:line-height="115%" fo:text-indent="-0.635cm" style:auto-text-indent="false"/>
    </style:style>
    <style:style style:name="P9" style:family="paragraph" style:parent-style-name="List_20_Paragraph">
      <style:paragraph-properties fo:margin-left="0.635cm" fo:margin-right="0cm" fo:margin-top="0cm" fo:margin-bottom="0.353cm" style:contextual-spacing="true" fo:line-height="115%" fo:text-indent="0cm" style:auto-text-indent="false"/>
    </style:style>
    <style:style style:name="P10" style:family="paragraph" style:parent-style-name="List_20_Paragraph">
      <style:paragraph-properties fo:margin-left="0.635cm" fo:margin-right="0cm" fo:line-height="150%" fo:text-indent="0cm" style:auto-text-indent="false"/>
    </style:style>
    <style:style style:name="P11" style:family="paragraph" style:parent-style-name="Standard">
      <style:paragraph-properties fo:line-height="150%" fo:text-align="end" style:justify-single-word="false" style:writing-mode="rl-tb"/>
    </style:style>
    <style:style style:name="P12" style:family="paragraph" style:parent-style-name="Standard">
      <style:paragraph-properties fo:margin-top="0cm" fo:margin-bottom="0cm" style:contextual-spacing="false" fo:line-height="150%" fo:text-align="end" style:justify-single-word="false" style:writing-mode="rl-tb"/>
    </style:style>
    <style:style style:name="P13" style:family="paragraph" style:parent-style-name="Standard">
      <style:paragraph-properties fo:margin-top="0.212cm" fo:margin-bottom="0.353cm" style:contextual-spacing="false" fo:line-height="150%" fo:text-align="end" style:justify-single-word="false" style:writing-mode="rl-tb"/>
    </style:style>
    <style:style style:name="P14" style:family="paragraph" style:parent-style-name="Standard">
      <style:paragraph-properties fo:margin-left="0.635cm" fo:margin-right="0cm" fo:line-height="150%" fo:text-align="end" style:justify-single-word="false" fo:text-indent="0cm" style:auto-text-indent="false" style:writing-mode="rl-tb"/>
    </style:style>
    <style:style style:name="P15" style:family="paragraph" style:parent-style-name="Standard">
      <style:paragraph-properties fo:margin-top="0.212cm" fo:margin-bottom="0.353cm" style:contextual-spacing="false" fo:line-height="150%" fo:text-align="end" style:justify-single-word="false" style:writing-mode="rl-tb"/>
      <style:text-properties officeooo:paragraph-rsid="000aafcf"/>
    </style:style>
    <style:style style:name="P16" style:family="paragraph" style:parent-style-name="Standard">
      <style:paragraph-properties fo:margin-top="0cm" fo:margin-bottom="0cm" style:contextual-spacing="false" fo:line-height="100%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Courier New" style:font-name-asian="Times New Roman1" style:language-asian="he" style:country-asian="IL" style:font-name-complex="Courier New1"/>
    </style:style>
    <style:style style:name="P18" style:family="paragraph" style:parent-style-name="Standard">
      <style:paragraph-properties fo:margin-left="1.27cm" fo:margin-right="0cm" fo:text-align="end" style:justify-single-word="false" fo:text-indent="0cm" style:auto-text-indent="false" style:writing-mode="rl-tb"/>
    </style:style>
    <style:style style:name="P19" style:family="paragraph" style:parent-style-name="Title">
      <style:paragraph-properties fo:text-align="center" style:justify-single-word="false" style:writing-mode="rl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8dc1d" style:font-size-asian="24pt" style:font-size-complex="24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weight="bold" style:font-weight-asian="bold" style:font-name-complex="Arial1" style:font-weight-complex="bold"/>
    </style:style>
    <style:style style:name="T5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David"/>
    </style:style>
    <style:style style:name="T7" style:family="text">
      <style:text-properties style:font-name="David" fo:font-size="12pt" style:font-name-asian="Times New Roman1" style:font-size-asian="12pt" style:language-asian="he" style:country-asian="IL" style:font-name-complex="David1" style:font-size-complex="12pt"/>
    </style:style>
    <style:style style:name="T8" style:family="text">
      <style:text-properties style:font-name="David" fo:font-weight="bold" style:font-name-asian="F" style:font-weight-asian="bold" style:font-weight-complex="bold"/>
    </style:style>
    <style:style style:name="T9" style:family="text">
      <style:text-properties style:font-name="David" style:font-name-asian="F"/>
    </style:style>
    <style:style style:name="T10" style:family="text">
      <style:text-properties style:font-name="David" fo:font-size="16pt" style:font-size-asian="16pt" style:font-name-complex="David1" style:font-size-complex="16pt"/>
    </style:style>
    <style:style style:name="T11" style:family="text">
      <style:text-properties style:font-name="Courier New" style:font-name-asian="Times New Roman1" style:language-asian="he" style:country-asian="IL" style:font-name-complex="Courier New1"/>
    </style:style>
    <style:style style:name="T12" style:family="text">
      <style:text-properties style:font-name="Courier New" fo:font-size="16pt" fo:font-weight="bold" style:font-name-asian="Times New Roman1" style:font-size-asian="16pt" style:language-asian="he" style:country-asian="IL" style:font-weight-asian="bold" style:font-name-complex="Courier New1" style:font-size-complex="16pt" style:font-weight-complex="bold"/>
    </style:style>
    <style:style style:name="T13" style:family="text">
      <style:text-properties style:font-name="Courier New" style:language-asian="he" style:country-asian="IL" style:font-name-complex="Courier New1"/>
    </style:style>
    <style:style style:name="T14" style:family="text">
      <style:text-properties style:font-name="Courier New" fo:font-size="9pt" style:font-size-asian="9pt" style:language-asian="he" style:country-asian="IL" style:font-name-complex="Courier New1" style:font-size-complex="9pt"/>
    </style:style>
    <style:style style:name="T15" style:family="text">
      <style:text-properties style:font-name="Courier New" fo:font-size="9pt" fo:font-weight="bold" style:font-size-asian="9pt" style:language-asian="he" style:country-asian="IL" style:font-weight-asian="bold" style:font-name-complex="Courier New1" style:font-size-complex="9pt" style:font-weight-complex="bold"/>
    </style:style>
    <style:style style:name="T16" style:family="text">
      <style:text-properties style:font-name="Courier New" style:font-name-complex="Courier New1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Times New Roman" fo:font-size="12pt" style:font-name-asian="Times New Roman1" style:font-size-asian="12pt" style:language-asian="he" style:country-asian="IL" style:font-name-complex="David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­</text:span><text:span text:style-name="T1">תרגיל 4 – MapReduce (חלק ב')</text:span></text:p>
      <text:p text:style-name="P5"><text:span text:style-name="T3">בתרגיל זה נמשיך לתרגל שימוש ב MapReduce.</text:span></text:p>
      <text:p text:style-name="P1"/>
      <text:p text:style-name="P11"><text:span text:style-name="T7">תורידו מ Moodle קובץ targil4.zip. הוא מכיל שני קבצים של נתונים עבור פרסומים של מוצרים בערוצים שונים.</text:span></text:p>
      <text:p text:style-name="P11"><text:span text:style-name="T7">הקובץ ads.txt מכיל זוגות מורכבות משם מוצר ושם ערוץ בו המוצר מתפרסם, מופרדים ע"י פסיק. הנה חלק הקובץ של ads.txt:</text:span></text:p>
      <text:p text:style-name="P16"><text:span text:style-name="T11">Amazon Kindle,VBE</text:span></text:p>
      <text:p text:style-name="P16"><text:span text:style-name="T11">Amazon Kindle,CPI</text:span></text:p>
      <text:p text:style-name="P16"><text:span text:style-name="T11">Amazon Kindle,LYE</text:span></text:p>
      <text:p text:style-name="P16"><text:span text:style-name="T11">Apple AirPort,QWW</text:span></text:p>
      <text:p text:style-name="P16"><text:span text:style-name="T11">Apple AirPort,HWX</text:span></text:p>
      <text:p text:style-name="P16"><text:span text:style-name="T11">Apple AirPort,QZR</text:span></text:p>
      <text:p text:style-name="P16"><text:span text:style-name="T11">Apple AirPort,YBJ</text:span></text:p>
      <text:p text:style-name="P17"/>
      <text:p text:style-name="P11"><text:span text:style-name="T7">הקובץ channels.txt מכיל זוגות מורכבות משם ערוץ וכמות הצופים שלו. הנה ההתחלה של channels.txt:</text:span></text:p>
      <text:p text:style-name="P16"><text:span text:style-name="T11">GID,14312</text:span></text:p>
      <text:p text:style-name="P16"><text:span text:style-name="T11">PAY,71628</text:span></text:p>
      <text:p text:style-name="P16"><text:span text:style-name="T11">BRG,71971</text:span></text:p>
      <text:p text:style-name="P16"><text:span text:style-name="T11">YCR,96656</text:span></text:p>
      <text:p text:style-name="P16"><text:span text:style-name="T11">FRV,44468</text:span></text:p>
      <text:p text:style-name="P16"><text:span text:style-name="T11">JEA,50557</text:span></text:p>
      <text:p text:style-name="P16"><text:span text:style-name="T11">IAZ,5080</text:span></text:p>
      <text:p text:style-name="P2"><text:span text:style-name="T17">השאלה: </text:span>(בתרגיל זה יש שאלה אחת בלבד)</text:p>
      <text:p text:style-name="P5"><text:span text:style-name="T3"><text:s/></text:span></text:p>
      <text:p text:style-name="P11">עליכם לפתח תהליך או שרשור תהליכי MapReduce ש- יחשב, עבור כל מוצר, את מספר הצופים הפוטנציאליים של הפרסומת שלו (כלומר, סה"כ צופים של כל הערוצים בהם המוצר מתפרסם). </text:p>
      <text:p text:style-name="P12">במושגים של בסיסי נתונים, יש לנו שתי טבלאות שקיים ביניהם קשר רבים-ל-יחיד:</text:p>
      <text:p text:style-name="P16"><text:span text:style-name="T18">ads: <text:s text:c="12"/>product, channel</text:span></text:p>
      <text:p text:style-name="P16"><text:span text:style-name="T18">channels: <text:s text:c="3"/>channel, nViewers</text:span></text:p>
      <text:p text:style-name="P12">עליכם להשתמש בשיטת MapReduce כדי לבצע השאילתה:</text:p>
      <text:p text:style-name="P16"><text:span text:style-name="T18">SELECT <text:s/>product, SUM(nViewers)</text:span></text:p>
      <text:p text:style-name="P16"><text:span text:style-name="T18">FROM ads</text:span></text:p>
      <text:p text:style-name="P16"><text:span text:style-name="T18">INNER JOIN channels ON channels.channel = ads.channel</text:span></text:p>
      <text:p text:style-name="P16"><text:span text:style-name="T18">GROUP BY product</text:span></text:p>
      <text:p text:style-name="P13"/>
      <text:p text:style-name="P13"><text:soft-page-break/>שוב נשתמש ב lmr המוכר לכם מהתרגיל הקודם. יש לבחור בערך מתאים עבור -k של lmr. עבור הקבצים הנתונים, צריכים להיות כ 10 mappers. בנוסף, כל תהליך MapReduce ישתמש ב- 2 reducers לכל הפחות.</text:p>
      <text:p text:style-name="P13">אפשר (אין חובה) לכתוב תסריט (script) בעזרתו יהיה ניתן להריץ את החישוב כל פעם מחדש.</text:p>
      <text:p text:style-name="P15">הערה טכנית: כשקוראים את הקלט שימו לב שבסוף שורה ישנו </text:p>
      <text:p text:style-name="P15"/>
      <text:p text:style-name="P15"><text:s/>של "שורה חדשה" וצריך לנקות אותו. למשל, <text:s/>ניתן לעבוד עם line[:-1] במקום עם line.</text:p>
      <text:p text:style-name="P10"><text:span text:style-name="T5">מקרים לבדיקה (Test Cases):</text:span></text:p>
      <text:p text:style-name="P14">הנה ההתחלה והסוף של רשימת המוצרים מסודרת לפי מספר הצופים (השתמשתי בפקודת <text:span text:style-name="T11">column</text:span> כדי ליצור פלט בפורמט הזה). עליכם לקבל מוצרים ומספרים זהים לפלט זה (הפורמט אינו חובה): </text:p>
      <text:p text:style-name="P16"><text:span text:style-name="T11">Sony Mavica MVC-FD5 <text:s text:c="20"/>2250393</text:span></text:p>
      <text:p text:style-name="P16"><text:span text:style-name="T11">Texas Instruments SR-10 <text:s text:c="16"/>2224058</text:span></text:p>
      <text:p text:style-name="P16"><text:span text:style-name="T11">Nikon F <text:s text:c="32"/>2218498</text:span></text:p>
      <text:p text:style-name="P16"><text:span text:style-name="T11">Digital Thermometer <text:s text:c="20"/>2201838</text:span></text:p>
      <text:p text:style-name="P16"><text:span text:style-name="T11">Hamilton Pulsar <text:s text:c="24"/>2159439</text:span></text:p>
      <text:p text:style-name="P16"><text:span text:style-name="T11">Epson HX-20 <text:s text:c="28"/>2153635</text:span></text:p>
      <text:p text:style-name="P16"><text:span text:style-name="T11">Dyson Air Multiplier <text:s text:c="19"/>2127679</text:span></text:p>
      <text:p text:style-name="P16"><text:span text:style-name="T12">…</text:span></text:p>
      <text:p text:style-name="P16"><text:span text:style-name="T11">Diamond Rio PMP300 <text:s text:c="21"/>355059</text:span></text:p>
      <text:p text:style-name="P16"><text:span text:style-name="T11">Apple iPad <text:s text:c="29"/>345245</text:span></text:p>
      <text:p text:style-name="P16"><text:span text:style-name="T11">Sony Walkman TPS-L2 <text:s text:c="20"/>335335</text:span></text:p>
      <text:p text:style-name="P16"><text:span text:style-name="T11">Hearing Aids <text:s text:c="27"/>256392</text:span></text:p>
      <text:p text:style-name="P16"><text:span text:style-name="T11">Samsung Uproar <text:s text:c="25"/>223154</text:span></text:p>
      <text:p text:style-name="P17"/>
      <text:p text:style-name="P2"><text:span text:style-name="T17">רמזים: </text:span></text:p>
      <text:list xml:id="list898180636" text:style-name="WWNum17">
        <text:list-item>
          <text:p text:style-name="P3"><text:span text:style-name="T6">ניתן לחשוב על פתירת INNER JOIN פשוט של שתי הטבלאות (כמו שתיארנו בהרצאה) כשלב ראשון.</text:span><text:span text:style-name="T8"> </text:span></text:p>
        </text:list-item>
        <text:list-item>
          <text:p text:style-name="P3"><text:span text:style-name="T9">מכיוון שיש רווחים בשמות המוצרים, השתמשתי ב \t כדי להבדיל בין העמודות. ואז הפקודות </text:span><text:span text:style-name="T13">sort</text:span> ו <text:span text:style-name="T13">column</text:span><text:span text:style-name="T9"> נראות כך:</text:span></text:p>
        </text:list-item>
      </text:list>
      <text:p text:style-name="P4"><text:span text:style-name="T14">sort -grk 2 </text:span><text:span text:style-name="T15">-t $'\t'</text:span><text:span text:style-name="T14"> | column -t -s $'\t'</text:span><text:span text:style-name="T9"> </text:span></text:p>
      <text:h text:style-name="P6" text:outline-level="1"/>
      <text:h text:style-name="P7" text:outline-level="1"><text:span text:style-name="T10">אופן הגשה:</text:span></text:h>
      <text:list xml:id="list3027920834" text:style-name="WWNum10">
        <text:list-item>
          <text:p text:style-name="P8">יש להגיש למודל קובץ zip עם כל התוכניות שכתבתם. ניתן ליצור את ה zip כך (כאשר תיקיית הורה היא התיקייה הנוכחית):</text:p>
        </text:list-item>
      </text:list>
      <text:p text:style-name="P9"><text:span text:style-name="T16">zip –r targil4-solution.zip targil4</text:span></text:p>
      <text:list xml:id="list171339189227878" text:continue-numbering="true" text:style-name="WWNum10">
        <text:list-item>
          <text:p text:style-name="P8">יש למלא את הבוחן.</text:p>
        </text:list-item>
      </text:list>
      <text:p text:style-name="P1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1" svg:font-family="David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true"/>
      <style:text-properties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353cm" style:contextual-spacing="true" fo:line-height="100%" fo:padding-left="0cm" fo:padding-right="0cm" fo:padding-top="0cm" fo:padding-bottom="0.035cm" fo:border-left="none" fo:border-right="none" fo:border-top="none" fo:border-bottom="0.51pt solid #000000"/>
      <style:text-properties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DannyB" style:family="paragraph" style:parent-style-name="Standard" style:next-style-name="Danny" style:list-style-name="WWNum1">
      <style:paragraph-properties fo:margin-top="0cm" fo:margin-bottom="0cm" style:contextual-spacing="false" fo:line-height="100%" fo:text-align="justify" style:justify-single-word="false" fo:keep-together="always" fo:keep-with-next="always" style:writing-mode="rl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David1" style:font-family-complex="David" style:font-family-generic-complex="system" style:font-pitch-complex="variable"/>
    </style:style>
    <style:style style:name="Danny" style:family="paragraph" style:parent-style-name="Standard">
      <style:paragraph-properties fo:margin-left="1.259cm" fo:margin-right="0cm" fo:margin-top="0cm" fo:margin-bottom="0cm" style:contextual-spacing="false" fo:line-height="100%" fo:text-align="justify" style:justify-single-word="false" fo:keep-together="always" fo:text-indent="0cm" style:auto-text-indent="false" fo:keep-with-next="always" style:writing-mode="rl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David1" style:font-family-complex="David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 fo:text-align="end" style:justify-single-word="false" style:writing-mode="rl-tb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he" style:country-asian="IL" style:font-name-complex="David1" style:font-family-complex="David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align="end" style:justify-single-word="false" fo:text-indent="0cm" style:auto-text-indent="false" style:writing-mode="rl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he" style:country-asian="IL" style:font-name-complex="David1" style:font-family-complex="David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name-asian="F" style:font-family-generic-asian="system" style:font-pitch-asian="variable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name-asian="F" style:font-family-generic-asian="system" style:font-pitch-asian="variable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he" style:country-asian="IL" style:font-name-complex="David1" style:font-family-complex="David" style:font-family-generic-complex="system" style:font-pitch-complex="variable" style:font-size-complex="12pt"/>
    </style:style>
    <style:style style:name="Heading_20_1_20_Char" style:display-name="Heading 1 Char" style:family="text" style:parent-style-name="Default_20_Paragraph_20_Font" loext:linked-style-name="Heading_20_1">
      <style:text-properties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font-size="11pt" style:font-size-asian="11pt" style:font-size-complex="11pt" style:language-complex="he" style:country-complex="I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fo:font-size="11pt" style:font-size-asian="11pt" style:font-size-complex="11pt" style:language-complex="he" style:country-complex="IL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David1" style:font-family-complex="David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Arial" fo:font-family="Arial" style:font-family-generic="roman" style:font-pitch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9cm" fo:text-indent="-1.259cm" fo:margin-left="1.259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9cm" fo:text-indent="-1.259cm" fo:margin-left="1.25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1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8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5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2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9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6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3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0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iella</meta:initial-creator>
    <meta:editing-cycles>252</meta:editing-cycles>
    <meta:creation-date>2015-09-03T15:07:00</meta:creation-date>
    <dc:date>2023-03-24T17:13:37.187454312</dc:date>
    <meta:editing-duration>P4DT21H20M10S</meta:editing-duration>
    <meta:generator>LibreOffice/7.3.7.2$Linux_X86_64 LibreOffice_project/30$Build-2</meta:generator>
    <meta:document-statistic meta:table-count="0" meta:image-count="0" meta:object-count="0" meta:page-count="3" meta:paragraph-count="57" meta:word-count="387" meta:character-count="2602" meta:non-whitespace-character-count="1969"/>
    <meta:user-defined meta:name="AppVersion">16.0000</meta:user-defined>
    <meta:template xlink:type="simple" xlink:actuate="onRequest" xlink:title="Normal.dotm" xlink:href=""/>
  </office:meta>
</office:document-meta>
</file>